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officeooo:rsid="001d9199" officeooo:paragraph-rsid="001d9199" style:font-size-asian="60pt" style:font-size-complex="60pt"/>
    </style:style>
    <style:style style:name="P2" style:family="paragraph" style:parent-style-name="Standard">
      <style:paragraph-properties fo:text-align="center" style:justify-single-word="false"/>
      <style:text-properties fo:font-size="12pt" officeooo:rsid="001d9199" officeooo:paragraph-rsid="001d9199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d9199" officeooo:paragraph-rsid="001d919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d9199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d9de2"/>
    </style:style>
    <style:style style:name="P6" style:family="paragraph" style:parent-style-name="Standard">
      <style:paragraph-properties fo:text-align="start" style:justify-single-word="false"/>
      <style:text-properties officeooo:rsid="001d9de2" officeooo:paragraph-rsid="001d9de2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d9de2" officeooo:paragraph-rsid="001d9de2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d9de2" officeooo:paragraph-rsid="001ff0f0"/>
    </style:style>
    <style:style style:name="P9" style:family="paragraph" style:parent-style-name="Standard" style:list-style-name="L3">
      <style:paragraph-properties fo:text-align="start" style:justify-single-word="false"/>
      <style:text-properties officeooo:rsid="001d9de2" officeooo:paragraph-rsid="001d9de2"/>
    </style:style>
    <style:style style:name="P10" style:family="paragraph" style:parent-style-name="Standard">
      <style:paragraph-properties fo:text-align="start" style:justify-single-word="false"/>
      <style:text-properties fo:font-style="normal" fo:font-weight="bold" officeooo:rsid="001d9de2" officeooo:paragraph-rsid="001d9de2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fo:font-weight="bold" officeooo:rsid="001d9de2" officeooo:paragraph-rsid="0020404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normal" fo:font-weight="bold" officeooo:rsid="001d9de2" officeooo:paragraph-rsid="0020c9b1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normal" fo:font-weight="bold" officeooo:rsid="001ff0f0" officeooo:paragraph-rsid="001ff0f0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normal" fo:font-weight="bold" officeooo:rsid="0020c9b1" officeooo:paragraph-rsid="0020c9b1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normal" fo:font-weight="bold" officeooo:rsid="00236786" officeooo:paragraph-rsid="00236786" style:font-style-asian="normal" style:font-weight-asian="bold" style:font-style-complex="normal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officeooo:rsid="001ee7c8" officeooo:paragraph-rsid="001ee7c8"/>
    </style:style>
    <style:style style:name="P17" style:family="paragraph" style:parent-style-name="Standard" style:list-style-name="L3">
      <style:paragraph-properties fo:text-align="start" style:justify-single-word="false"/>
      <style:text-properties officeooo:rsid="001ee7c8" officeooo:paragraph-rsid="001ff0f0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size="12pt" fo:font-style="italic" fo:font-weight="normal" officeooo:rsid="001d9199" style:font-size-asian="10.5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12pt" fo:font-style="italic" fo:font-weight="normal" officeooo:rsid="001d9de2" style:font-size-asian="10.5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2pt" fo:font-style="italic" fo:font-weight="normal" officeooo:rsid="001ee7c8" style:font-size-asian="10.5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style="italic" fo:font-weight="normal" officeooo:rsid="001ff0f0" style:font-size-asian="10.5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ize="12pt" fo:font-style="italic" fo:font-weight="normal" officeooo:rsid="0020404d" style:font-size-asian="10.5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font-style="italic" fo:font-weight="normal" officeooo:rsid="0020c9b1" style:font-size-asian="10.5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font-style="italic" style:font-size-asian="10.5pt" style:font-style-asian="italic" style:font-size-complex="12pt" style:font-style-complex="italic"/>
    </style:style>
    <style:style style:name="T10" style:family="text">
      <style:text-properties fo:font-size="12pt" fo:font-style="italic" officeooo:rsid="0020404d" style:font-size-asian="10.5pt" style:font-style-asian="italic" style:font-size-complex="12pt" style:font-style-complex="italic"/>
    </style:style>
    <style:style style:name="T11" style:family="text">
      <style:text-properties fo:font-size="12pt" fo:font-style="italic" officeooo:rsid="0020c9b1" style:font-size-asian="10.5pt" style:font-style-asian="italic" style:font-size-complex="12pt" style:font-style-complex="italic"/>
    </style:style>
    <style:style style:name="T12" style:family="text">
      <style:text-properties fo:font-size="12pt" fo:font-style="italic" officeooo:rsid="00236786" style:font-size-asian="10.5pt" style:font-style-asian="italic" style:font-size-complex="12pt" style:font-style-complex="italic"/>
    </style:style>
    <style:style style:name="T13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4" style:family="text">
      <style:text-properties fo:font-size="12pt" fo:font-style="normal" fo:font-weight="bold" officeooo:rsid="001d9199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fo:font-style="normal" fo:font-weight="bold" officeooo:rsid="001d9de2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12pt" style:font-size-asian="10.5pt" style:font-size-complex="12pt"/>
    </style:style>
    <style:style style:name="T17" style:family="text">
      <style:text-properties fo:font-size="12pt" officeooo:rsid="001d9199" style:font-size-asian="10.5pt" style:font-size-complex="12pt"/>
    </style:style>
    <style:style style:name="T18" style:family="text">
      <style:text-properties fo:font-size="12pt" fo:font-weight="normal" officeooo:rsid="0020404d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 OF CELLS</text:p>
      <text:p text:style-name="P2"/>
      <text:p text:style-name="P2"/>
      <text:p text:style-name="P2"/>
      <text:p text:style-name="P3">1) Short description:</text:p>
      <text:p text:style-name="P3"/>
      <text:p text:style-name="P3"><text:tab/><text:span text:style-name="T1">Our goal was to turn on our imagination and make from a simple simulator something more </text:span></text:p>
      <text:p text:style-name="P4"><text:span text:style-name="T3"><text:tab/>interesting :) . Our imagination was a little bit poor and we stole the ROLES and <text:tab/>ENVIRONMENT from the coolest piece of art created in 21th century (aka</text:span><text:span text:style-name="T14"> GAME OF <text:tab/>THRONES</text:span><text:span text:style-name="T3">)</text:span><text:span text:style-name="T14">. </text:span><text:span text:style-name="T3">Okay, after our small introduction lets go to the rules and roles of our game :)</text:span></text:p>
      <text:p text:style-name="P4"><text:span text:style-name="T3"/></text:p>
      <text:p text:style-name="P10"><text:span text:style-name="T17">2</text:span><text:span text:style-name="T16">) Environments and Roles :</text:span></text:p>
      <text:p text:style-name="P10"><text:span text:style-name="T16"><text:tab/></text:span></text:p>
      <text:p text:style-name="P10"><text:span text:style-name="T2"><text:tab/>As I said we stole ENVIRONMENTS and ROLES from mr. Martin (I hope he doesn't sue us for <text:tab/>that :) );</text:span></text:p>
      <text:p text:style-name="P10"><text:span text:style-name="T2"/></text:p>
      <text:list xml:id="list851159529" text:style-name="L1">
        <text:list-item>
          <text:p text:style-name="P5"><text:span text:style-name="T15">ROLES</text:span><text:span text:style-name="T4"> :</text:span></text:p>
          <text:list>
            <text:list-header>
              <text:p text:style-name="P8"><text:span text:style-name="T2">a) Stark family </text:span><text:span text:style-name="T6">(</text:span><text:span text:style-name="T5">aka </text:span><text:span text:style-name="T6">S</text:span><text:span text:style-name="T5">tarkrGrey</text:span><text:span text:style-name="T6">)</text:span><text:span text:style-name="T2">;</text:span></text:p>
              <text:p text:style-name="P7"><text:span text:style-name="T2">b) Targarien family </text:span><text:span text:style-name="T6">(aka TargarienRed)</text:span><text:span text:style-name="T2">;</text:span></text:p>
              <text:p text:style-name="P8"><text:span text:style-name="T2">c) Lannister family </text:span><text:span text:style-name="T5">(aka </text:span><text:span text:style-name="T6">L</text:span><text:span text:style-name="T5">annisterYellow)</text:span><text:span text:style-name="T2"> ;</text:span></text:p>
              <text:p text:style-name="P7"><text:span text:style-name="T2">d) Free people</text:span><text:span text:style-name="T6">( FreePeopleBlue) </text:span><text:span text:style-name="T2">;</text:span></text:p>
            </text:list-header>
          </text:list>
        </text:list-item>
      </text:list>
      <text:p text:style-name="P6"><text:span text:style-name="T2"><text:tab/></text:span></text:p>
      <text:list xml:id="list1528679051" text:style-name="L3">
        <text:list-item>
          <text:p text:style-name="P9"><text:span text:style-name="T13">ENVIRONMENTS </text:span><text:span text:style-name="T2">:</text:span></text:p>
          <text:list>
            <text:list-header>
              <text:p text:style-name="P9"><text:span text:style-name="T2">a) </text:span><text:span text:style-name="T5">Winterfell (aka </text:span><text:span text:style-name="T6">S</text:span><text:span text:style-name="T5">tarkrGrey)</text:span><text:span text:style-name="T2"> ;</text:span></text:p>
              <text:p text:style-name="P9"><text:span text:style-name="T2">b) </text:span><text:span text:style-name="T5">Lannisport (aka </text:span><text:span text:style-name="T6">L</text:span><text:span text:style-name="T5">annisterYellow)</text:span><text:span text:style-name="T2"> ;</text:span></text:p>
              <text:p text:style-name="P9"><text:span text:style-name="T2">c) <text:s/></text:span><text:span text:style-name="T5">Free people (aka </text:span><text:span text:style-name="T6">FreePeopleBlue</text:span><text:span text:style-name="T5">)</text:span><text:span text:style-name="T2">; <text:s/></text:span></text:p>
              <text:p text:style-name="P17"><text:span text:style-name="T2">d) <text:s/></text:span><text:span text:style-name="T4">Targarien family </text:span><text:span text:style-name="T6">(aka TargarienRed)</text:span><text:span text:style-name="T2">;</text:span></text:p>
              <text:p text:style-name="P16"><text:span text:style-name="T2">f) <text:s/></text:span><text:span text:style-name="T6">Death zones (aka DeadZones)</text:span><text:span text:style-name="T2">;</text:span></text:p>
            </text:list-header>
          </text:list>
        </text:list-item>
      </text:list>
      <text:p text:style-name="P6"><text:span text:style-name="T2"/></text:p>
      <text:p text:style-name="P6"><text:span text:style-name="T2"/></text:p>
      <text:p text:style-name="P13"><text:span text:style-name="T16">3) Start games :</text:span></text:p>
      <text:p text:style-name="P13"><text:span text:style-name="T16"/></text:p>
      <text:p text:style-name="P13"><text:span text:style-name="T16"><text:tab/>1)</text:span><text:span text:style-name="T2"> Game starting:</text:span></text:p>
      <text:p text:style-name="P13"><text:span text:style-name="T2"><text:tab/><text:tab/>a) </text:span><text:span text:style-name="T7">When we start our game of cells you have the possibility to chose firstly your role</text:span></text:p>
      <text:p text:style-name="P13"><text:span text:style-name="T7"><text:tab/><text:tab/>and also environment (or just environment or just roles)</text:span></text:p>
      <text:p text:style-name="P11"><text:span text:style-name="T2"><text:tab/><text:tab/></text:span></text:p>
      <text:p text:style-name="P11"><text:span text:style-name="T7"><text:tab/><text:tab/>b) Firstly you need to select with arrow place where you want to draw your cells or <text:tab/><text:tab/><text:tab/>environment. After you select the main place for cells or environment you need to prees</text:span></text:p>
      <text:p text:style-name="P11"><text:span text:style-name="T7"><text:tab/><text:tab/></text:span><text:span text:style-name="T10">“z” KEY and also with help of arrow keys drawing cells where you want(</text:span></text:p>
      <text:p text:style-name="P12"><text:span text:style-name="T10"><text:tab/><text:tab/>*</text:span><text:span text:style-name="T18">тут небольшое уточнение насчет этого когда вы выбрали где хотите <text:tab/><text:tab/><text:tab/><text:tab/>расположить клетки или зоны надо ЗАЖАТЬ кнопочку</text:span><text:span text:style-name="T10"> <text:s/>“z”)</text:span></text:p>
      <text:p text:style-name="P12"><text:span text:style-name="T10"><text:tab/><text:tab/></text:span></text:p>
      <text:p text:style-name="P12"><text:span text:style-name="T12"><text:tab/></text:span><text:span text:style-name="T11">2) </text:span><text:span text:style-name="T8">The idea of environments</text:span><text:span text:style-name="T10"> :</text:span></text:p>
      <text:p text:style-name="P14"><text:span text:style-name="T10"><text:tab/><text:tab/></text:span><text:span text:style-name="T2">a) As I said we have 5 environments and the main idea is time of spawning of our cells;</text:span></text:p>
      <text:p text:style-name="P14"><text:span text:style-name="T2"><text:tab/><text:tab/>ex: If cells with roles like grey, yellow or blue is on red environment their spawn time is</text:span></text:p>
      <text:p text:style-name="P14"><text:soft-page-break/><text:span text:style-name="T2"><text:tab/>smaller but if they are on his own environment their spawn time is normal. </text:span></text:p>
      <text:p text:style-name="P14"><text:span text:style-name="T2"/></text:p>
      <text:p text:style-name="P15"><text:span text:style-name="T16"><text:tab/>3) </text:span><text:span text:style-name="T2"><text:s/>Also I wanna mention that we’ve implemented something like a conquer of <text:s/>enviroments.</text:span></text:p>
      <text:p text:style-name="P15"><text:span text:style-name="T2"><text:s text:c="5"/><text:tab/> <text:s text:c="3"/>For example <text:s/>if <text:s/>cell color is same as enviroment our cell can’t die but it can be only <text:tab/><text:tab/> <text:tab/> <text:s text:c="3"/>conquered by other color cells.</text:span></text:p>
      <text:p text:style-name="P15"><text:span text:style-name="T2"/></text:p>
      <text:p text:style-name="P15"><text:span text:style-name="T2"/></text:p>
      <text:p text:style-name="P15"><text:span text:style-name="T2">p.s: The main idea of why we implement cells coordinates from keyboard is because of big grid, and <text:s text:c="8"/>when you try to place your cell the coordinates are not fixed.</text:span></text:p>
      <text:p text:style-name="P15"><text:span text:style-name="T2"/></text:p>
      <text:p text:style-name="P15"><text:span text:style-name="T2">p.s.s Sorry for late submission.</text:span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><text:tab/><text:tab/></text:span><text:span text:style-name="T16">WITH BEST REGARDS PENNYWISE TEAM ( aka Vova &amp; Campanya) :)</text:span></text:p>
      <text:p text:style-name="P14"><text:span text:style-name="T2"/></text:p>
      <text:p text:style-name="P14"><text:span text:style-name="T2"/></text:p>
      <text:p text:style-name="P12"><text:span text:style-name="T10"/></text:p>
      <text:p text:style-name="P12"><text:span text:style-name="T10"><text:tab/></text:span></text:p>
      <text:p text:style-name="P12"><text:span text:style-name="T10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5T12:30:18.082166048</meta:creation-date>
    <dc:date>2020-04-25T21:17:41.725201967</dc:date>
    <meta:editing-duration>PT7H44M1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2" meta:paragraph-count="38" meta:word-count="393" meta:character-count="2201" meta:non-whitespace-character-count="1774"/>
  </office:meta>
</office:document-meta>
</file>